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ro1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start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nature_balm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oison_ball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poisoned_weapons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[CENTER]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mod_slow_bush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mod_poison_bus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horn_bush</text:p>
          </table:table-cell>
          <table:table-cell table:number-columns-repeated="9"/>
          <table:table-cell office:value-type="string" calcext:value-type="string">
            <text:p>thorn_arm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od_thorn_armor_thorns</text:p>
          </table:table-cell>
          <table:table-cell table:number-columns-repeated="2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5"/>
          <table:table-cell office:value-type="string" calcext:value-type="string">
            <text:p>mod_fast_bush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gorgons_gaze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2"/>
          <table:table-cell office:value-type="string" calcext:value-type="string">
            <text:p>passive_nature</text:p>
          </table:table-cell>
          <table:table-cell table:number-columns-repeated="31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54"/>
          <table:table-cell office:value-type="string" calcext:value-type="string">
            <text:p>E</text:p>
          </table:table-cell>
          <table:table-cell table:number-columns-repeated="968"/>
        </table:table-row>
        <table:table-row table:style-name="ro1">
          <table:table-cell table:number-columns-repeated="56" office:value-type="string" calcext:value-type="string">
            <text:p>E</text:p>
          </table:table-cell>
          <table:table-cell table:number-columns-repeated="96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8:26:19.5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2:47:59.439000000</meta:creation-date>
    <dc:date>2020-10-27T08:30:00.689000000</dc:date>
    <meta:editing-duration>PT20M11S</meta:editing-duration>
    <meta:editing-cycles>9</meta:editing-cycles>
    <meta:generator>Trio_Office/6.2.8.2$Windows_x86 LibreOffice_project/</meta:generator>
    <meta:document-statistic meta:table-count="1" meta:cell-count="251" meta:object-count="0"/>
  </office:meta>
</office:document-meta>
</file>